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7 Mathematical Functions </text:h>
      <text:p text:style-name="P1"/>
      <text:p text:style-name="P1">FreeBasic has a number of mathematical functions which are listed in the following </text:p>
      <text:p text:style-name="P1"/>
      <text:p text:style-name="P1">table. </text:p>
      <text:p text:style-name="P1"/>
      <text:p text:style-name="P1">Function Syntax Comments </text:p>
      <text:p text:style-name="P1">ABS (Absolute Value) B = Abs(expression) Returns the unsigned value of expression.</text:p>
      <text:p text:style-name="P1">This is an overloaded function so </text:p>
      <text:p text:style-name="P1">expression can resolve to an integer,</text:p>
      <text:p text:style-name="P1">longint or double. </text:p>
      <text:p text:style-name="P1">ACOS (ArcCosine) B = </text:p>
      <text:p text:style-name="P1">Acos(expression) </text:p>
      <text:p text:style-name="P1">Returns the ArcCosine of a double-typeexpression in radians. Expression must bein the range of -1 to 1. </text:p>
      <text:p text:style-name="P1">ASIN (ArcSine) B = Asin(expression) Returns the ArcSine of a double-typeexpression in radians. Expression must bein the range of -1 to 1. </text:p>
      <text:p text:style-name="P1">ATAN2 (ArcTangent ofRatio) </text:p>
      <text:p text:style-name="P1">B = </text:p>
      <text:p text:style-name="P1">Atan2(expressionV,</text:p>
      <text:p text:style-name="P1">expressionH) </text:p>
      <text:p text:style-name="P1">Returns the ArcTangent of of ratio ofdouble-type expression1 / expression2 inradians. ExpressionV is the verticalcomponent and expressionH is thehorizontal component, where bothexpressions are double-type values. </text:p>
      <text:p text:style-name="P1">ATAN (ArcTangent) B = </text:p>
      <text:p text:style-name="P1">Atan(expression) </text:p>
      <text:p text:style-name="P1">Returns the ArcTangent of a double-typeexpression in radians. Expression must bein the range of -Pi/2 to Pi/2. </text:p>
      <text:p text:style-name="P1">COS (Cosine) B = Cos(expression) Returns the Cosine of a double-typeexpression in radians. Expression must bein the range of -1 to 1 and is the anglemeasured in radians. </text:p>
      <text:p text:style-name="P1">EXP (E Exponent) B = Exp(expression) Returns e (approx 2.716) raised to thepower of a double-type expression. </text:p>
      <text:p text:style-name="P1">LOG (Logarithm) B = Log(expression) Returns the natural Logarithm (base e) ofa double-type expression. </text:p>
      <text:p text:style-name="P1">SGN (Sign) B = Sgn(expression) Returns the sign of a double-typeexpression. If expression is greater than 0then Sgn returns a 1. If expression is 0,</text:p>
      <text:p text:style-name="P1">then Sgn returns 0. If expression is lessthan 0, then Sgn return -1. </text:p>
      <text:p text:style-name="P1">SIN (Sine) B = Sin(expression) Returns the Sine of a double-typeexpression in radians. Expression must bein the range -1 to 1. </text:p>
      <text:p text:style-name="P1">SQR (Square Root) B = Sqr(expression) Returns the square root of a double-type </text:p>
      <text:p text:style-name="P1"/>
      <text:p text:style-name="P1"/>
      <text:p text:style-name="P1">Function Syntax Comments </text:p>
      <text:p text:style-name="P1">expression. Expression must be greaterthan or equal to 0. </text:p>
      <text:p text:style-name="P1">TAN (Tangent) B = Tan(expression) Returns the Tangent of a double-typeexpression in radians. Expression is theangle measured in radians. </text:p>
      <text:p text:style-name="P1"/>
      <text:p text:style-name="P1">Table 7.1: Mathematical Functions </text:p>
      <text:p text:style-name="P1"><text:soft-page-break/></text:p>
      <text:h text:style-name="Heading_20_2" text:outline-level="2">Trigonometric Functions </text:h>
      <text:p text:style-name="P1"/>
      <text:p text:style-name="P1">All of the trigonometric functions return the measured angle in radians notdegrees. To convert degrees to radians you would use the formula radian = degree * PI /</text:p>
      <text:p text:style-name="P1"/>
      <text:p text:style-name="P1">180. To convert radians to degrees you would use the formula degree = radian * 180 / PI.</text:p>
      <text:p text:style-name="P1">PI is the ratio of the circumference of a circle to its diameter and can be calculated usingthe Atn function with the formula PI = 4 * Atn(1.0). The following short program convertsan angle in degrees to an angle in radians. </text:p>
      <text:p text:style-name="P1">1Option Explicit </text:p>
      <text:p text:style-name="P1"><text:s/></text:p>
      <text:p text:style-name="code">'Calc the value of Pi </text:p>
      <text:p text:style-name="code">Const Pi = 4 * Atn(1) </text:p>
      <text:p text:style-name="code">Dim As Double deg, rad </text:p>
      <text:p text:style-name="code">'Get the angle in degrees </text:p>
      <text:p text:style-name="code">Input "Enter an angle in degrees";deg </text:p>
      <text:p text:style-name="code">'Calculate the radian </text:p>
      <text:p text:style-name="code">rad = deg * Pi / 180 </text:p>
      <text:p text:style-name="code">'Print out the values </text:p>
      <text:p text:style-name="code">Print </text:p>
      <text:p text:style-name="code">Print "Pi:";Pi </text:p>
      <text:p text:style-name="code">Print "Degrees:";deg </text:p>
      <text:p text:style-name="code">Print "Radians:";rad </text:p>
      <text:p text:style-name="code">Sleep </text:p>
      <text:p text:style-name="code">End </text:p>
      <text:p text:style-name="P1"/>
      <text:p text:style-name="P1"/>
      <text:p text:style-name="P1">Listing 7.1: degrad.bas </text:p>
      <text:p text:style-name="P1"/>
      <text:p text:style-name="P1"><text:tab/>Analysis: In line 4 a symbolic constant is declared for PI using the Atn function. Line </text:p>
      <text:p text:style-name="P1">6 declares the working variables. In line 9, the user inputs the degrees to convert toradians. Line 12 calculates the radian angle based on the conversion formula listedabove. Lines 15 through 18 print out the various values. The program is then ended inthe usual way. </text:p>
      <text:p text:style-name="P1"/>
      <text:p text:style-name="P1"/>
      <text:p text:style-name="P1">Running the program will produce the following output. </text:p>
      <text:p text:style-name="P1"/>
      <text:p text:style-name="P1">Enter an angle in degrees? 90 </text:p>
      <text:p text:style-name="P1"/>
      <text:p text:style-name="P1"/>
      <text:p text:style-name="P1">Pi: 3.14159265358979 </text:p>
      <text:p text:style-name="P1">Degrees: 90 </text:p>
      <text:p text:style-name="P1">Radians: 1.5707963267949 </text:p>
      <text:p text:style-name="P1"/>
      <text:p text:style-name="P1"/>
      <text:p text:style-name="P1"><text:soft-page-break/>Output 7.1: Output of degrad.bas </text:p>
      <text:p text:style-name="P1"/>
      <text:p text:style-name="P1">There are a number of on-line tutorials that you can access to brush up on your trig. Aquick Google search on the term trigonometry brought up hundreds of sites that offerbasic to advanced tutorials on the various trig functions that FreeBasic supports. RandyKeeling has written two basic tutorials on trigonometry in the Community Tutorialssection of the FreeBasic wiki. At the time of this writing, the wiki was located athttp://www.freebasic.net/wiki/wikka.php?wakka=FBWiki. </text:p>
      <text:p text:style-name="P1"/>
      <text:h text:style-name="Heading_20_2" text:outline-level="2">Absolute Value and the Sgn Function </text:h>
      <text:p text:style-name="P1"/>
      <text:p text:style-name="P1">You would use the Abs function when you are interested in the absolute magnitudeof a number. The absolute value of a number is the distance that number is from zero on </text:p>
      <text:p text:style-name="P1">the real number line. 3 is three units from 0 so its absolute magnitude is 3. -3 is alsothree units from 0 so its absolute magnitude is also 3. </text:p>
      <text:p text:style-name="P1"/>
      <text:p text:style-name="P1">The Sgn function, called the signum function in math, is related to the Abs functionsince you can express the absolute value of a number by using the Sgn function. Sgnreturns -1 for a negative number, 0 for 0 and 1 for a positive number. To calculate theabsolute value of a number you would use the formula |a| = a * Sgn(a), where thevertical lines indicate absolute value. If we replace a with -3 in the formula, you get |-3| =</text:p>
      <text:p text:style-name="P1">-3 * Sgn(-3), or |-3| = -3 * -1. Since multiplying a negative with a negative returns apositive, the result is |-3| = 3. Replacing a with 3, the formula would evaluate to |3| = 3 * </text:p>
      <text:p text:style-name="P1">1, or |3| = 3. </text:p>
      <text:p text:style-name="P1"/>
      <text:p text:style-name="P1">One use of the Sgn function in programming is determining the relative positionsof two points on the screen. If you have two points, A(5, 6,) and B(3, 4), where the firstnumber is the row and the second number is the column, you can determine the relativeposition by moving the origin to point A and looking at the sign of point B. The origin (0,0) of the screen is located in the upper left corner. To move the origin to point A you needto subtract 5 from the row and 6 from the column of each point giving A(0, 0) and B(-2,</text:p>
      <text:p text:style-name="P1">-2). You can now use the Sgn function on the row and column components of B. </text:p>
      <text:p text:style-name="P1"/>
      <text:p text:style-name="P1">. </text:p>
      <text:p text:style-name="P1">If Sgn(B.row) = -1, then the row is above A. </text:p>
      <text:p text:style-name="P1">. </text:p>
      <text:p text:style-name="P1">If Sgn(B.row) = 0, then the row is in the same row as A. </text:p>
      <text:p text:style-name="P1">. </text:p>
      <text:p text:style-name="P1">If Sgn(B.row) = 1 then the row is below A. </text:p>
      <text:p text:style-name="P1">. </text:p>
      <text:p text:style-name="P1">If Sgn(B.column) = -1 then the column is to the left of A. </text:p>
      <text:p text:style-name="P1">. </text:p>
      <text:p text:style-name="P1">If Sgn(B.column) = 0 then the column is in the same column as A. </text:p>
      <text:p text:style-name="P1">. </text:p>
      <text:p text:style-name="P1">If Sgn(B.column) = -1 then the column is to the right of A. </text:p>
      <text:p text:style-name="P1"><text:soft-page-break/></text:p>
      <text:p text:style-name="P1">Since B is located at row -2 and column -2 after adjusting the origin, the Sgnfunction will return -1 for the row and -1 for the column. This puts point B above and tothe left of of point A. </text:p>
      <text:p text:style-name="P1"/>
      <text:p text:style-name="P1">Logarithms </text:p>
      <text:p text:style-name="P1"/>
      <text:p text:style-name="P1">Logarithmshave a wide range of uses in mathematics, physics and biology. Forexample, the decay rate of radioactive particles is logarithmic in nature. Logarithms are away of expressing exponentiation. For the following formula Ab = x can be expressed asLog(x) = b where the base of the log is a. The two most commonly used logarithms arethe natural log, which uses e (2.7182818284590452354...) as the base, and log base 10or the common log. The Log function in FreeBasic uses the natural log, but any log basecan be expressed by the formula logarithm = Log(number) / Log(base)2. </text:p>
      <text:p text:style-name="P1"/>
      <text:p text:style-name="P1">One property of logarithms is that they can be used to multiply or divide twonumbers together. This was a common use of logarithms before the invention ofcalculators. The following program uses the logarithm method to multiply two numberstogether. </text:p>
      <text:p text:style-name="P1"/>
      <text:p text:style-name="P1">1 </text:p>
      <text:p text:style-name="P1">Option Explicit </text:p>
      <text:p text:style-name="P1">2 </text:p>
      <text:p text:style-name="P1">3 </text:p>
      <text:p text:style-name="P1">Const base10 = Log(10) </text:p>
      <text:p text:style-name="P1">4 </text:p>
      <text:p text:style-name="P1">5 </text:p>
      <text:p text:style-name="P1">Dim As Double l1, l2, lt, al </text:p>
      <text:p text:style-name="P1">6 </text:p>
      <text:p text:style-name="P1">7 </text:p>
      <text:p text:style-name="P1">'Calculate the log of 2.5 for base 10 </text:p>
      <text:p text:style-name="P1">8 </text:p>
      <text:p text:style-name="P1">l1 = Log(2.5) / base10 </text:p>
      <text:p text:style-name="P1">9 </text:p>
      <text:p text:style-name="P1">'Calculate the log of 5.6 for base 10 </text:p>
      <text:p text:style-name="P1">10 </text:p>
      <text:p text:style-name="P1">l2 = Log(5.6) / base10 </text:p>
      <text:p text:style-name="P1">11 </text:p>
      <text:p text:style-name="P1">12 </text:p>
      <text:p text:style-name="P1">'Add the logarithms </text:p>
      <text:p text:style-name="P1">13 </text:p>
      <text:p text:style-name="P1">lt = l1 + l2 </text:p>
      <text:p text:style-name="P1">14 </text:p>
      <text:p text:style-name="P1">15 </text:p>
      <text:p text:style-name="P1">'Get the antilog, which is our base (10) </text:p>
      <text:p text:style-name="P1">16 </text:p>
      <text:p text:style-name="P1">'raised to the sum of the log values </text:p>
      <text:p text:style-name="P1">17 </text:p>
      <text:p text:style-name="P1">al = 10^lt </text:p>
      <text:p text:style-name="P1">18 </text:p>
      <text:p text:style-name="P1">19 </text:p>
      <text:p text:style-name="P1"><text:soft-page-break/>'Print results </text:p>
      <text:p text:style-name="P1">20 </text:p>
      <text:p text:style-name="P1">Print "2.5 * 5.6 = ";2.5 * 5.6 </text:p>
      <text:p text:style-name="P1">21 </text:p>
      <text:p text:style-name="P1">Print "Log method = ";al </text:p>
      <text:p text:style-name="P1">22 </text:p>
      <text:p text:style-name="P1">23 </text:p>
      <text:p text:style-name="P1">Sleep </text:p>
      <text:p text:style-name="P1">24 </text:p>
      <text:p text:style-name="P1">End </text:p>
      <text:p text:style-name="P1"/>
      <text:p text:style-name="P1"/>
      <text:p text:style-name="P1">Listing 7.2: log.bas </text:p>
      <text:p text:style-name="P1"/>
      <text:p text:style-name="P1">2For an explanation of the natural log and e see http://www.physics.uoguelph.ca/tutorials/LOG/logbase.html. </text:p>
      <text:p text:style-name="P1"/>
      <text:p text:style-name="P1"/>
      <text:p text:style-name="P1"><text:tab/>Analysis: Line 3 defines a symbolic constant, base10, that will be the base of thelogarithm calculations. Using a constant in this manner reduces the number ofcalculations the program must perform. Instead of using two Log(10) function calls, onlyone is used in the constant definition. Line 5 declares the working variables, l1 an l2which are the two Logarithms of the numbers 2.5 and 5.6 and the sum of the logs, lt. alwill be the antilog value. </text:p>
      <text:p text:style-name="P1"/>
      <text:p text:style-name="P1">Lines 8 and 10 calculate the base 10 log of the two numbers. In line 13 thelogs are added together. Line 17 calculates the antilog, which is the base, in this case 10,</text:p>
      <text:p text:style-name="P1">raised to the power of the sum of the logs. Line 20 prints the result using themultiplication operator, and line 21 prints the result using the log method. </text:p>
      <text:p text:style-name="P1"/>
      <text:p text:style-name="P1">The program is closed in the usual way in lines 23 and 24. </text:p>
      <text:p text:style-name="P1"/>
      <text:p text:style-name="P1">Running the program produces the following result. </text:p>
      <text:p text:style-name="P1"/>
      <text:p text:style-name="P1">2.5 * 5.6 = 14 </text:p>
      <text:p text:style-name="P1">Log method = 14 </text:p>
      <text:p text:style-name="P1"/>
      <text:p text:style-name="P1"/>
      <text:p text:style-name="P1">Output 7.2: Output of log.bas </text:p>
      <text:p text:style-name="P1"/>
      <text:p text:style-name="P1">As you can see from the output, adding the logarithms of the two numbers andthen calculating the antilog of the sum produces the same result as multiplying the twonumbers. </text:p>
      <text:p text:style-name="P1"/>
      <text:h text:style-name="Heading_20_2" text:outline-level="2">The C Runtime Library Math Constants and Functions </text:h>
      <text:p text:style-name="P1"/>
      <text:p text:style-name="P1">The C Runtime Library (CRT) has a number of math constants and functions thatyou can use in your programs. To use these functions you would add the line #Include </text:p>
      <text:p text:style-name="P1"><text:soft-page-break/>Once “crt.bi” to your program. The following table lists the math constants available in </text:p>
      <text:p text:style-name="P1"/>
      <text:p text:style-name="P1">math.bi. </text:p>
      <text:p text:style-name="P1"/>
      <text:h text:style-name="Heading_20_3" text:outline-level="3">CRT Math Constants </text:h>
      <text:p text:style-name="P1"/>
      <text:p text:style-name="P1">Constants </text:p>
      <text:p text:style-name="P1"/>
      <text:p text:style-name="P1">M_E </text:p>
      <text:p text:style-name="P1">M_LOG2E </text:p>
      <text:p text:style-name="P1">M_LOG10E </text:p>
      <text:p text:style-name="P1">M_LN2 </text:p>
      <text:p text:style-name="P1">M_LN10 </text:p>
      <text:p text:style-name="P1">M_PI </text:p>
      <text:p text:style-name="P1"/>
      <text:p text:style-name="P1"/>
      <text:p text:style-name="P1">Value </text:p>
      <text:p text:style-name="P1"/>
      <text:p text:style-name="P1">2.7182818284590452354 </text:p>
      <text:p text:style-name="P1">1.4426950408889634074 </text:p>
      <text:p text:style-name="P1">0.43429448190325182765 </text:p>
      <text:p text:style-name="P1">0.69314718055994530942 </text:p>
      <text:p text:style-name="P1">2.30258509299404568402 </text:p>
      <text:p text:style-name="P1">3.14159265358979323846 </text:p>
      <text:p text:style-name="P1"/>
      <text:p text:style-name="P1">Comment </text:p>
      <text:p text:style-name="P1"/>
      <text:p text:style-name="P1"/>
      <text:p text:style-name="P1">The base of natural </text:p>
      <text:p text:style-name="P1">logarithms. </text:p>
      <text:p text:style-name="P1"/>
      <text:p text:style-name="P1">The logarithm to base 2 ofM_E. </text:p>
      <text:p text:style-name="P1"/>
      <text:p text:style-name="P1">The logarithm to base 10 ofM_E. </text:p>
      <text:p text:style-name="P1"/>
      <text:p text:style-name="P1">The natural logarithm of 2. </text:p>
      <text:p text:style-name="P1"/>
      <text:p text:style-name="P1"/>
      <text:p text:style-name="P1">The natural logarithm of 10. </text:p>
      <text:p text:style-name="P1"/>
      <text:p text:style-name="P1"/>
      <text:p text:style-name="P1">Pi, which is the ratio of a </text:p>
      <text:p text:style-name="P1"/>
      <text:p text:style-name="P1"/>
      <text:p text:style-name="P1"/>
      <text:p text:style-name="P1">Constants </text:p>
      <text:p text:style-name="P1"/>
      <text:p text:style-name="P1"><text:soft-page-break/>M_PI_2 </text:p>
      <text:p text:style-name="P1">M_PI_4 </text:p>
      <text:p text:style-name="P1">M_1_PI </text:p>
      <text:p text:style-name="P1"/>
      <text:p text:style-name="P1">M_2_PI </text:p>
      <text:p text:style-name="P1"/>
      <text:p text:style-name="P1">M_2_SQRTPI </text:p>
      <text:p text:style-name="P1"/>
      <text:p text:style-name="P1"/>
      <text:p text:style-name="P1">M_SQRT2 </text:p>
      <text:p text:style-name="P1">M_SQRT1_2 </text:p>
      <text:p text:style-name="P1"/>
      <text:p text:style-name="P1"/>
      <text:p text:style-name="P1">Table 7.2: CRT Math Constants </text:p>
      <text:p text:style-name="P1"/>
      <text:p text:style-name="P1">Value </text:p>
      <text:p text:style-name="P1"/>
      <text:p text:style-name="P1"/>
      <text:p text:style-name="P1">1.57079632679489661923 </text:p>
      <text:p text:style-name="P1">0.78539816339744830962 </text:p>
      <text:p text:style-name="P1">0.31830988618379067154 </text:p>
      <text:p text:style-name="P1"/>
      <text:p text:style-name="P1">0.63661977236758134308 </text:p>
      <text:p text:style-name="P1"/>
      <text:p text:style-name="P1">1.12837916709551257390 </text:p>
      <text:p text:style-name="P1"/>
      <text:p text:style-name="P1">1.41421356237309504880 </text:p>
      <text:p text:style-name="P1">0.70710678118654752440 </text:p>
      <text:p text:style-name="P1"/>
      <text:p text:style-name="P1">Comment </text:p>
      <text:p text:style-name="P1"/>
      <text:p text:style-name="P1"/>
      <text:p text:style-name="P1">circle's circumference to its </text:p>
      <text:p text:style-name="P1">diameter. </text:p>
      <text:p text:style-name="P1"/>
      <text:p text:style-name="P1">Pi divided by two. </text:p>
      <text:p text:style-name="P1"/>
      <text:p text:style-name="P1"/>
      <text:p text:style-name="P1">Pi divided by four. </text:p>
      <text:p text:style-name="P1"/>
      <text:p text:style-name="P1"/>
      <text:p text:style-name="P1">The reciprocal of pi, that is1/pi. </text:p>
      <text:p text:style-name="P1"/>
      <text:p text:style-name="P1">Two times the reciprocal ofpi. </text:p>
      <text:p text:style-name="P1"/>
      <text:p text:style-name="P1">Two times the reciprocal ofthe square root of pi. </text:p>
      <text:p text:style-name="P1"/>
      <text:p text:style-name="P1">The square root of two. </text:p>
      <text:p text:style-name="P1"/>
      <text:p text:style-name="P1"/>
      <text:p text:style-name="P1"><text:soft-page-break/>The reciprocal of the squareroot of two which is also the </text:p>
      <text:p text:style-name="P1">square root of 1/2. </text:p>
      <text:p text:style-name="P1"/>
      <text:p text:style-name="P1">In the example programs the value of PI was calculated. However, as you can see,</text:p>
      <text:p text:style-name="P1">the value of PI is available in the CRT, so it is much more efficient to use the defined </text:p>
      <text:p text:style-name="P1">value M_PI in your programs, rather than making the compiler perform a calculation forthe value. The same reasoning applies to the base 10 logarithm calculation that was usedin log.bas. Instead of calculating the base 10 log you can use the constant value M_LN10. </text:p>
      <text:p text:style-name="P1"/>
      <text:p text:style-name="P1">The various versions of the PI constants are commonly used values in calculationsas are the versions of the square root of 2. The square root of 2, like PI, is an irrationalnumber and is the length of the hypotenuse of a right triangle with sides that have a unitlength of 1. The square root of 2 is related to PI with the formula sqrt(2)=2sin(PI/4). Thefollowing program displays both the calculated value of the square root of 2 and the CRTvalue for comparison. </text:p>
      <text:p text:style-name="P1"/>
      <text:p text:style-name="P1">1 Option Explicit </text:p>
      <text:p text:style-name="P1">2 </text:p>
      <text:p text:style-name="P1">3 #Include Once "crt.bi" </text:p>
      <text:p text:style-name="P1">4 </text:p>
      <text:p text:style-name="P1">5 Dim As Double sqr2 </text:p>
      <text:p text:style-name="P1">6 </text:p>
      <text:p text:style-name="P1">7 sqr2 = 2 * Sin(M_PI/4) </text:p>
      <text:p text:style-name="P1">8 </text:p>
      <text:p text:style-name="P1">9 Print "Calculated Square root of 2:";sqr2 </text:p>
      <text:p text:style-name="P1">10 Print "CRT value:"; M_SQRT2 </text:p>
      <text:p text:style-name="P1">11 </text:p>
      <text:p text:style-name="P1">12 Sleep </text:p>
      <text:p text:style-name="P1"/>
      <text:p text:style-name="P1">13 End </text:p>
      <text:p text:style-name="P1"/>
      <text:p text:style-name="P1"/>
      <text:p text:style-name="P1">Listing 7.3: sr2.bas </text:p>
      <text:p text:style-name="P1"/>
      <text:p text:style-name="P1"><text:tab/>Analysis: Line 3 includes the CRT declaration file, crt.bi, which will enable the </text:p>
      <text:p text:style-name="P1">program to use the math constants and functions. The #Include Once directive ensures </text:p>
      <text:p text:style-name="P1">that the file is only included once in the program, even if other modules also include thefile. Line 5 declares the working variable which will hold the result of the calculation inLine 7. Line 9 and 10 displays the calculated value as well as the CRT defined value forcomparison. The program is closed in the usual way. </text:p>
      <text:p text:style-name="P1"/>
      <text:p text:style-name="P1">When you run the program you should see the following output. </text:p>
      <text:p text:style-name="P1"/>
      <text:p text:style-name="P1">Calculated Square root of 2: 1.41421356237309 </text:p>
      <text:p text:style-name="P1"/>
      <text:p text:style-name="P1"/>
      <text:p text:style-name="P1">CRT value: 1.4142135623731 </text:p>
      <text:p text:style-name="P1"/>
      <text:p text:style-name="P1"><text:soft-page-break/></text:p>
      <text:p text:style-name="P1">Output 7.3: Output of sr2.bas </text:p>
      <text:p text:style-name="P1"/>
      <text:p text:style-name="P1">As you can see from the output, the calculated value has a slightly higher precisionthan the constant value, but the difference is too small to really matter in most cases. Tosave the compiler a calculation, and thereby speeding up your program, use the definedvalue in the CRT. </text:p>
      <text:p text:style-name="P1"/>
      <text:h text:style-name="Heading_20_3" text:outline-level="3">Selected CRT Math Functions </text:h>
      <text:p text:style-name="P1"/>
      <text:p text:style-name="P1">There are a number of math functions declared in the CRT. Table 8.3 list three of </text:p>
      <text:p text:style-name="P1">the functions. </text:p>
      <text:p text:style-name="P1"/>
      <text:p text:style-name="P1">Function Syntax Comment </text:p>
      <text:p text:style-name="P1">Hypot B = Hypot(x as double, y asdouble) </text:p>
      <text:p text:style-name="P1">Hypot returns thehypotenuse of sides x and y. </text:p>
      <text:p text:style-name="P1">Log10 B = Log10(x as double) Log10 returns the base 10log of x. </text:p>
      <text:p text:style-name="P1">Pow B = Pow(base as double,</text:p>
      <text:p text:style-name="P1">power as double) </text:p>
      <text:p text:style-name="P1">Pow returns base raised to </text:p>
      <text:p text:style-name="P1">power. </text:p>
      <text:p text:style-name="P1"/>
      <text:p text:style-name="P1">Table 7.3: Selected CRT Math Functions </text:p>
      <text:p text:style-name="P1"/>
      <text:p text:style-name="P1">The log program in Listing 8.2 can be modified to use the CRT functions. </text:p>
      <text:p text:style-name="P1"/>
      <text:p text:style-name="P1">Option Explicit </text:p>
      <text:p text:style-name="P1">#Include Once "crt.bi" </text:p>
      <text:p text:style-name="P1">Dim As Double l1, l2, lt, al </text:p>
      <text:p text:style-name="P1">'Calculate the log of 2.5 for base 10 </text:p>
      <text:p text:style-name="P1">l1 = Log10(2.5) </text:p>
      <text:p text:style-name="P1">'Calculate the log of 5.6 for base 10 </text:p>
      <text:p text:style-name="P1">l2 = Log10(5.6) </text:p>
      <text:p text:style-name="P1">'Add the logarithms </text:p>
      <text:p text:style-name="P1">lt = l1 + l2 </text:p>
      <text:p text:style-name="P1">'Get the antilog, which is our base (10) </text:p>
      <text:p text:style-name="P1">'raised to the sum of the log values </text:p>
      <text:p text:style-name="P1">al = Pow(10, lt) </text:p>
      <text:p text:style-name="P1">'Print results </text:p>
      <text:p text:style-name="P1">Print "2.5 * 5.6 = ";2.5 * 5.6 </text:p>
      <text:p text:style-name="P1">Print "Log method = ";al </text:p>
      <text:p text:style-name="P1">Sleep </text:p>
      <text:p text:style-name="P1">End </text:p>
      <text:p text:style-name="P1"/>
      <text:p text:style-name="P1"/>
      <text:p text:style-name="P1">Listing 7.4: log2.bas </text:p>
      <text:p text:style-name="P1"/>
      <text:p text:style-name="P1"><text:tab/>Analysis: Line 3 includes the crt.bi declaration file so that the runtime functions will </text:p>
      <text:p text:style-name="P1"><text:soft-page-break/>be available to the program. Line 5 declares the working variables as in the previousprogram. In lines 8 and 10, the previous calculation has been replaced with the CRTfunction log10. Line 13 adds the logarithms, which is the same as multiplying the twonumbers, and saves the result in the variable lt. In line 17 the Pow function is used rather </text:p>
      <text:p text:style-name="P1">than the exponentiation operator to calculate the antilog. Lines 20 and 21 print out theresults for comparison. The program is closed in the usual way. </text:p>
      <text:p text:style-name="P1"/>
      <text:p text:style-name="P1">When you run the program you will see that the output is the same as in theprevious version. </text:p>
      <text:p text:style-name="P1"/>
      <text:p text:style-name="P1">2.5 * 5.6 = 14 </text:p>
      <text:p text:style-name="P1">Log method = 14 </text:p>
      <text:p text:style-name="P1"/>
      <text:p text:style-name="P1"/>
      <text:p text:style-name="P1">Output 7.4: Output of log2.bas </text:p>
      <text:p text:style-name="P1"/>
      <text:p text:style-name="P1">Using the CRT functions can make your program a bit more simple, and a bit lesserror prone. Since FreeBasic uses the Microsoft runtime library the functions are stableand reliable, and many include optimizations that make the functions perform better thanyou could achieve by hand coding. </text:p>
      <text:p text:style-name="P1"/>
      <text:h text:style-name="Heading_20_2" text:outline-level="2">A Look Ahead </text:h>
      <text:p text:style-name="P1"/>
      <text:p text:style-name="P1">In addition to the standard numeric variables, FreeBasic also has the pointer datatype, which is the subject of the next chapter.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7 Mathematical Functions </dc:title>
    <dc:date>2016-08-05T19:35:45.543000000</dc:date>
    <meta:editing-duration>PT12M16S</meta:editing-duration>
    <meta:editing-cycles>4</meta:editing-cycles>
    <meta:generator>LibreOffice/5.2.0.4$Windows_x86 LibreOffice_project/066b007f5ebcc236395c7d282ba488bca6720265</meta:generator>
    <meta:document-statistic meta:table-count="0" meta:image-count="0" meta:object-count="0" meta:page-count="10" meta:paragraph-count="260" meta:word-count="2396" meta:character-count="13944" meta:non-whitespace-character-count="11555"/>
    <meta:template xlink:type="simple" xlink:actuate="onRequest" xlink:title="" xlink:href="../fbeginnerm.odm" meta:date="2016-08-05T19:05:03.242000000"/>
  </office:meta>
</office:document-meta>
</file>